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752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1.0071in"/>
    </style:style>
    <style:style style:name="co5" style:family="table-column">
      <style:table-column-properties fo:break-before="auto" style:column-width="0.9957in"/>
    </style:style>
    <style:style style:name="co6" style:family="table-column">
      <style:table-column-properties fo:break-before="auto" style:column-width="0.5693in"/>
    </style:style>
    <style:style style:name="co7" style:family="table-column">
      <style:table-column-properties fo:break-before="auto" style:column-width="0.1984in"/>
    </style:style>
    <style:style style:name="co9" style:family="table-column">
      <style:table-column-properties fo:break-before="auto" style:column-width="1.214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 style:data-style-name="N1">
      <style:table-cell-properties fo:background-color="transparent"/>
    </style:style>
    <style:style style:name="ce3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9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Area of Population</text:p>
          </table:table-cell>
          <table:table-cell table:style-name="ce1" office:value-type="string">
            <text:p>Population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Kingdom of Prosper</text:p>
          </table:table-cell>
          <table:table-cell table:style-name="ce2" office:value-type="float" office:value="205613">
            <text:p>205613</text:p>
          </table:table-cell>
          <table:table-cell table:style-name="ce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Arthurian Knights</text:p>
          </table:table-cell>
          <table:table-cell table:style-name="ce3" table:formula="of:=SUM([.H4:.H9])" office:value-type="float" office:value="258.371885769257">
            <text:p>258</text:p>
          </table:table-cell>
          <table:table-cell table:number-columns-repeated="1016"/>
        </table:table-row>
        <table:table-row table:style-name="ro1">
          <table:table-cell/>
          <table:table-cell table:style-name="ce2"/>
          <table:table-cell table:style-name="ce2" office:value-type="string">
            <text:p>Nobility</text:p>
          </table:table-cell>
          <table:table-cell table:style-name="Default" office:value-type="string">
            <text:p>City Guards</text:p>
          </table:table-cell>
          <table:table-cell table:style-name="Default" office:value-type="string">
            <text:p>Farmer</text:p>
          </table:table-cell>
          <table:table-cell table:number-columns-repeated="1019"/>
        </table:table-row>
        <table:table-row table:style-name="ro1">
          <table:table-cell office:value-type="string">
            <text:p>Janesland</text:p>
          </table:table-cell>
          <table:table-cell table:formula="of:=0.2 * [.B$2]" office:value-type="float" office:value="41122.6">
            <text:p>41123</text:p>
          </table:table-cell>
          <table:table-cell table:formula="of:=[.B4]/450" office:value-type="float" office:value="91.3835555555556">
            <text:p>91</text:p>
          </table:table-cell>
          <table:table-cell table:formula="of:=[.B4] / 105" office:value-type="float" office:value="391.64380952381">
            <text:p>392</text:p>
          </table:table-cell>
          <table:table-cell table:formula="of:=[.B4] / 2.4" office:value-type="float" office:value="17134.4166666667">
            <text:p>17134</text:p>
          </table:table-cell>
          <table:table-cell/>
          <table:table-cell office:value-type="string">
            <text:p>Proprius</text:p>
          </table:table-cell>
          <table:table-cell table:style-name="ce3" table:formula="of:=[.D5] / 4.5" office:value-type="float" office:value="62.6630095238095">
            <text:p>63</text:p>
          </table:table-cell>
          <table:table-cell table:number-columns-repeated="1016"/>
        </table:table-row>
        <table:table-row table:style-name="ro1">
          <table:table-cell office:value-type="string">
            <text:p>Castle Prosper</text:p>
          </table:table-cell>
          <table:table-cell table:formula="of:=0.144 * [.B$2]" office:value-type="float" office:value="29608.272">
            <text:p>29608</text:p>
          </table:table-cell>
          <table:table-cell/>
          <table:table-cell table:formula="of:=[.B5] / 105" office:value-type="float" office:value="281.983542857143">
            <text:p>282</text:p>
          </table:table-cell>
          <table:table-cell table:formula="of:=[.B5] / 2.4" office:value-type="float" office:value="12336.78">
            <text:p>12337</text:p>
          </table:table-cell>
          <table:table-cell/>
          <table:table-cell office:value-type="string">
            <text:p>Constantia</text:p>
          </table:table-cell>
          <table:table-cell table:style-name="ce3" table:formula="of:=([.D5]+[.D8])/7" office:value-type="float" office:value="54.2706421768708">
            <text:p>54</text:p>
          </table:table-cell>
          <table:table-cell table:number-columns-repeated="1016"/>
        </table:table-row>
        <table:table-row table:style-name="ro1">
          <table:table-cell office:value-type="string">
            <text:p>Yerba</text:p>
          </table:table-cell>
          <table:table-cell table:formula="of:=0.104 * [.B$2]" office:value-type="float" office:value="21383.752">
            <text:p>21384</text:p>
          </table:table-cell>
          <table:table-cell table:formula="of:=[.B6]/400" office:value-type="float" office:value="53.45938">
            <text:p>53</text:p>
          </table:table-cell>
          <table:table-cell table:formula="of:=[.B6] / 105" office:value-type="float" office:value="203.654780952381">
            <text:p>204</text:p>
          </table:table-cell>
          <table:table-cell table:formula="of:=[.B6] / 2.4" office:value-type="float" office:value="8909.89666666667">
            <text:p>8910</text:p>
          </table:table-cell>
          <table:table-cell/>
          <table:table-cell office:value-type="string">
            <text:p>Delectus</text:p>
          </table:table-cell>
          <table:table-cell table:style-name="ce3" table:formula="of:=[.D6]/5.5" office:value-type="float" office:value="37.028141991342">
            <text:p>37</text:p>
          </table:table-cell>
          <table:table-cell table:number-columns-repeated="1016"/>
        </table:table-row>
        <table:table-row table:style-name="ro1">
          <table:table-cell office:value-type="string">
            <text:p>Gambleum</text:p>
          </table:table-cell>
          <table:table-cell table:formula="of:=0.075 * [.B$2]" office:value-type="float" office:value="15420.975">
            <text:p>15421</text:p>
          </table:table-cell>
          <table:table-cell table:formula="of:=[.B7]/400" office:value-type="float" office:value="38.5524375">
            <text:p>39</text:p>
          </table:table-cell>
          <table:table-cell table:formula="of:=[.B7] / 105" office:value-type="float" office:value="146.866428571429">
            <text:p>147</text:p>
          </table:table-cell>
          <table:table-cell table:formula="of:=[.B7] / 2.4" office:value-type="float" office:value="6425.40625">
            <text:p>6425</text:p>
          </table:table-cell>
          <table:table-cell/>
          <table:table-cell office:value-type="string">
            <text:p>Fides</text:p>
          </table:table-cell>
          <table:table-cell table:style-name="ce3" table:formula="of:=[.D8] / 4.5" office:value-type="float" office:value="21.7579894179894">
            <text:p>22</text:p>
          </table:table-cell>
          <table:table-cell table:number-columns-repeated="1016"/>
        </table:table-row>
        <table:table-row table:style-name="ro1">
          <table:table-cell office:value-type="string">
            <text:p>Magius</text:p>
          </table:table-cell>
          <table:table-cell table:formula="of:=0.05 * [.B$2]" office:value-type="float" office:value="10280.65">
            <text:p>10281</text:p>
          </table:table-cell>
          <table:table-cell table:formula="of:=[.B8]/400" office:value-type="float" office:value="25.701625">
            <text:p>26</text:p>
          </table:table-cell>
          <table:table-cell table:formula="of:=[.B8] / 105" office:value-type="float" office:value="97.9109523809524">
            <text:p>98</text:p>
          </table:table-cell>
          <table:table-cell table:formula="of:=[.B8] / 2.4" office:value-type="float" office:value="4283.60416666667">
            <text:p>4284</text:p>
          </table:table-cell>
          <table:table-cell/>
          <table:table-cell office:value-type="string">
            <text:p>Probitas</text:p>
          </table:table-cell>
          <table:table-cell table:style-name="ce3" table:formula="of:=[.D4] / 7" office:value-type="float" office:value="55.9491156462585">
            <text:p>56</text:p>
          </table:table-cell>
          <table:table-cell table:number-columns-repeated="1016"/>
        </table:table-row>
        <table:table-row table:style-name="ro1">
          <table:table-cell office:value-type="string">
            <text:p>Moonlight</text:p>
          </table:table-cell>
          <table:table-cell table:formula="of:=0.04 * [.B$2]" office:value-type="float" office:value="8224.52">
            <text:p>8225</text:p>
          </table:table-cell>
          <table:table-cell/>
          <table:table-cell table:formula="of:=[.B9] / 105" office:value-type="float" office:value="78.3287619047619">
            <text:p>78</text:p>
          </table:table-cell>
          <table:table-cell table:formula="of:=[.B9] / 2.4" office:value-type="float" office:value="3426.88333333333">
            <text:p>3427</text:p>
          </table:table-cell>
          <table:table-cell/>
          <table:table-cell office:value-type="string">
            <text:p>Rectio</text:p>
          </table:table-cell>
          <table:table-cell table:style-name="ce3" table:formula="of:=[.D7] / 5.5" office:value-type="float" office:value="26.702987012987">
            <text:p>27</text:p>
          </table:table-cell>
          <table:table-cell table:number-columns-repeated="1016"/>
        </table:table-row>
        <table:table-row table:style-name="ro1">
          <table:table-cell/>
          <table:table-cell table:style-name="Default"/>
          <table:table-cell table:formula="of:=([.B5]+[.B9])/450" office:value-type="float" office:value="84.0728711111111">
            <text:p>84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Nobility</text:p>
          </table:table-cell>
          <table:table-cell table:style-name="Default" office:value-type="string">
            <text:p>City Guards</text:p>
          </table:table-cell>
          <table:table-cell table:style-name="Default" office:value-type="string">
            <text:p>Farmer</text:p>
          </table:table-cell>
          <table:table-cell table:number-columns-repeated="1019"/>
        </table:table-row>
        <table:table-row table:style-name="ro1">
          <table:table-cell office:value-type="string">
            <text:p>Actstow / Cenva Minyo</text:p>
          </table:table-cell>
          <table:table-cell table:style-name="Default" table:formula="of:=25702 * 2" office:value-type="float" office:value="51404">
            <text:p>51404</text:p>
          </table:table-cell>
          <table:table-cell table:formula="of:=[.B13] / 250" office:value-type="float" office:value="205.616">
            <text:p>206</text:p>
          </table:table-cell>
          <table:table-cell table:formula="of:=[.B13] / 95" office:value-type="float" office:value="541.094736842105">
            <text:p>541</text:p>
          </table:table-cell>
          <table:table-cell table:formula="of:=[.B13] / 3" office:value-type="float" office:value="17134.6666666667">
            <text:p>17135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Church of White Flame</text:p>
          </table:table-cell>
          <table:table-cell table:style-name="Default" office:value-type="float" office:value="141359">
            <text:p>141359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table:style-name="Default"/>
          <table:table-cell table:style-name="Default" office:value-type="string">
            <text:p>Tendered</text:p>
          </table:table-cell>
          <table:table-cell table:style-name="Default" office:value-type="string">
            <text:p>City Guards</text:p>
          </table:table-cell>
          <table:table-cell table:style-name="Default" office:value-type="string">
            <text:p>Farmer</text:p>
          </table:table-cell>
          <table:table-cell/>
          <table:table-cell office:value-type="string">
            <text:p>Holy Crusaders</text:p>
          </table:table-cell>
          <table:table-cell table:style-name="ce3" table:formula="of:=SUM([.H17:.H21])" office:value-type="float" office:value="269.99569">
            <text:p>270</text:p>
          </table:table-cell>
          <table:table-cell table:number-columns-repeated="1016"/>
        </table:table-row>
        <table:table-row table:style-name="ro1">
          <table:table-cell office:value-type="string">
            <text:p>Kanielkiln</text:p>
          </table:table-cell>
          <table:table-cell table:formula="of:=0.2 * [.B15]" office:value-type="float" office:value="28271.8">
            <text:p>28272</text:p>
          </table:table-cell>
          <table:table-cell table:formula="of:=[.B17]/120" office:value-type="float" office:value="235.598333333333">
            <text:p>236</text:p>
          </table:table-cell>
          <table:table-cell table:formula="of:=[.B17]/105" office:value-type="float" office:value="269.255238095238">
            <text:p>269</text:p>
          </table:table-cell>
          <table:table-cell table:formula="of:=[.B17] / 2.4" office:value-type="float" office:value="11779.9166666667">
            <text:p>11780</text:p>
          </table:table-cell>
          <table:table-cell table:number-columns-repeated="2"/>
          <table:table-cell table:style-name="ce3" table:formula="of:=[.B17] / 300" office:value-type="float" office:value="94.2393333333333">
            <text:p>94</text:p>
          </table:table-cell>
          <table:table-cell table:number-columns-repeated="1016"/>
        </table:table-row>
        <table:table-row table:style-name="ro1">
          <table:table-cell office:value-type="string">
            <text:p>Wychway</text:p>
          </table:table-cell>
          <table:table-cell table:formula="of:=0.144 * [.B15]" office:value-type="float" office:value="20355.696">
            <text:p>20356</text:p>
          </table:table-cell>
          <table:table-cell table:formula="of:=[.B18]/120" office:value-type="float" office:value="169.6308">
            <text:p>170</text:p>
          </table:table-cell>
          <table:table-cell table:formula="of:=[.B18]/105" office:value-type="float" office:value="193.863771428571">
            <text:p>194</text:p>
          </table:table-cell>
          <table:table-cell table:formula="of:=[.B18] / 2.4" office:value-type="float" office:value="8481.54">
            <text:p>8482</text:p>
          </table:table-cell>
          <table:table-cell table:number-columns-repeated="2"/>
          <table:table-cell table:style-name="ce3" table:formula="of:=[.B18] / 300" office:value-type="float" office:value="67.85232">
            <text:p>68</text:p>
          </table:table-cell>
          <table:table-cell table:number-columns-repeated="1016"/>
        </table:table-row>
        <table:table-row table:style-name="ro1">
          <table:table-cell office:value-type="string">
            <text:p>Kohnstamm</text:p>
          </table:table-cell>
          <table:table-cell table:formula="of:=0.104 * [.B15]" office:value-type="float" office:value="14701.336">
            <text:p>14701</text:p>
          </table:table-cell>
          <table:table-cell table:formula="of:=[.B19]/120" office:value-type="float" office:value="122.511133333333">
            <text:p>123</text:p>
          </table:table-cell>
          <table:table-cell table:formula="of:=[.B19]/105" office:value-type="float" office:value="140.012723809524">
            <text:p>140</text:p>
          </table:table-cell>
          <table:table-cell table:formula="of:=[.B19] / 2.4" office:value-type="float" office:value="6125.55666666667">
            <text:p>6126</text:p>
          </table:table-cell>
          <table:table-cell table:number-columns-repeated="2"/>
          <table:table-cell table:style-name="ce3" table:formula="of:=[.B19] / 300" office:value-type="float" office:value="49.0044533333333">
            <text:p>49</text:p>
          </table:table-cell>
          <table:table-cell table:number-columns-repeated="1016"/>
        </table:table-row>
        <table:table-row table:style-name="ro1">
          <table:table-cell office:value-type="string">
            <text:p>Odaya</text:p>
          </table:table-cell>
          <table:table-cell table:formula="of:=0.075 * [.B15]" office:value-type="float" office:value="10601.925">
            <text:p>10602</text:p>
          </table:table-cell>
          <table:table-cell table:formula="of:=[.B20]/120" office:value-type="float" office:value="88.349375">
            <text:p>88</text:p>
          </table:table-cell>
          <table:table-cell table:formula="of:=[.B20]/105" office:value-type="float" office:value="100.970714285714">
            <text:p>101</text:p>
          </table:table-cell>
          <table:table-cell table:formula="of:=[.B20] / 2.4" office:value-type="float" office:value="4417.46875">
            <text:p>4417</text:p>
          </table:table-cell>
          <table:table-cell table:number-columns-repeated="2"/>
          <table:table-cell table:style-name="ce3" table:formula="of:=[.B20] / 300" office:value-type="float" office:value="35.33975">
            <text:p>35</text:p>
          </table:table-cell>
          <table:table-cell table:number-columns-repeated="1016"/>
        </table:table-row>
        <table:table-row table:style-name="ro1">
          <table:table-cell office:value-type="string">
            <text:p>Yagil</text:p>
          </table:table-cell>
          <table:table-cell table:formula="of:=0.05 * [.B15]" office:value-type="float" office:value="7067.95">
            <text:p>7068</text:p>
          </table:table-cell>
          <table:table-cell table:formula="of:=[.B21]/120" office:value-type="float" office:value="58.8995833333333">
            <text:p>59</text:p>
          </table:table-cell>
          <table:table-cell table:formula="of:=[.B21]/105" office:value-type="float" office:value="67.3138095238095">
            <text:p>67</text:p>
          </table:table-cell>
          <table:table-cell table:formula="of:=[.B21] / 2.4" office:value-type="float" office:value="2944.97916666667">
            <text:p>2945</text:p>
          </table:table-cell>
          <table:table-cell table:number-columns-repeated="2"/>
          <table:table-cell table:style-name="ce3" table:formula="of:=[.B21] / 300" office:value-type="float" office:value="23.5598333333333">
            <text:p>2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office:value-type="string">
            <text:p>Tetrimocal Congregation</text:p>
          </table:table-cell>
          <table:table-cell table:style-name="Default" office:value-type="float" office:value="205613">
            <text:p>205613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table:style-name="Default"/>
          <table:table-cell table:style-name="Default" office:value-type="string">
            <text:p>High-Class</text:p>
          </table:table-cell>
          <table:table-cell table:style-name="Default" office:value-type="string">
            <text:p>Golden Claws</text:p>
          </table:table-cell>
          <table:table-cell table:style-name="Default" office:value-type="string">
            <text:p>Farmer</text:p>
          </table:table-cell>
          <table:table-cell/>
          <table:table-cell office:value-type="string">
            <text:p>Wyvern Riders</text:p>
          </table:table-cell>
          <table:table-cell table:style-name="ce3" table:formula="of:=SUM([.H25:.H26])" office:value-type="float" office:value="205.846651136364">
            <text:p>206</text:p>
          </table:table-cell>
          <table:table-cell table:number-columns-repeated="1016"/>
        </table:table-row>
        <table:table-row table:style-name="ro1">
          <table:table-cell office:value-type="string">
            <text:p>Golden City</text:p>
          </table:table-cell>
          <table:table-cell table:formula="of:=[.B23] * 0.8" office:value-type="float" office:value="164490.4">
            <text:p>164490</text:p>
          </table:table-cell>
          <table:table-cell table:formula="of:=[.B25] / 350" office:value-type="float" office:value="469.972571428572">
            <text:p>470</text:p>
          </table:table-cell>
          <table:table-cell table:formula="of:=[.B25] / 80" office:value-type="float" office:value="2056.13">
            <text:p>2056</text:p>
          </table:table-cell>
          <table:table-cell table:formula="of:=[.B25] / 1.8" office:value-type="float" office:value="91383.5555555556">
            <text:p>91384</text:p>
          </table:table-cell>
          <table:table-cell table:number-columns-repeated="2"/>
          <table:table-cell table:style-name="ce3" table:formula="of:=[.D25] / 11" office:value-type="float" office:value="186.920909090909">
            <text:p>187</text:p>
          </table:table-cell>
          <table:table-cell table:number-columns-repeated="1016"/>
        </table:table-row>
        <table:table-row table:style-name="ro1">
          <table:table-cell office:value-type="string">
            <text:p>Kickoff</text:p>
          </table:table-cell>
          <table:table-cell table:formula="of:=[.B23] * 0.081" office:value-type="float" office:value="16654.653">
            <text:p>16655</text:p>
          </table:table-cell>
          <table:table-cell table:formula="of:=[.B26] / 350" office:value-type="float" office:value="47.5847228571429">
            <text:p>48</text:p>
          </table:table-cell>
          <table:table-cell table:formula="of:=[.B26] / 80" office:value-type="float" office:value="208.1831625">
            <text:p>208</text:p>
          </table:table-cell>
          <table:table-cell table:formula="of:=[.B26] / 1.8" office:value-type="float" office:value="9252.585">
            <text:p>9253</text:p>
          </table:table-cell>
          <table:table-cell table:number-columns-repeated="2"/>
          <table:table-cell table:style-name="ce3" table:formula="of:=[.D26] / 11" office:value-type="float" office:value="18.9257420454545">
            <text:p>19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 office:value-type="string">
            <text:p>Suremantle Kingdom</text:p>
          </table:table-cell>
          <table:table-cell table:style-name="Default" office:value-type="float" office:value="77105">
            <text:p>77105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table:style-name="Default"/>
          <table:table-cell table:style-name="Default" office:value-type="string">
            <text:p>High-Class</text:p>
          </table:table-cell>
          <table:table-cell table:style-name="Default" office:value-type="string">
            <text:p>Dep. W&amp;D</text:p>
          </table:table-cell>
          <table:table-cell table:style-name="Default" office:value-type="string">
            <text:p>Farmer</text:p>
          </table:table-cell>
          <table:table-cell table:number-columns-repeated="1019"/>
        </table:table-row>
        <table:table-row table:style-name="ro1">
          <table:table-cell office:value-type="string">
            <text:p>Groundiki</text:p>
          </table:table-cell>
          <table:table-cell table:style-name="Default" table:formula="of:=0.2 * [.B28]" office:value-type="float" office:value="15421">
            <text:p>15421</text:p>
          </table:table-cell>
          <table:table-cell table:formula="of:=[.B30] / 200" office:value-type="float" office:value="77.105">
            <text:p>77</text:p>
          </table:table-cell>
          <table:table-cell table:formula="of:=[.B30] / 55" office:value-type="float" office:value="280.381818181818">
            <text:p>280</text:p>
          </table:table-cell>
          <table:table-cell table:formula="of:=[.B30] / 3.8" office:value-type="float" office:value="4058.15789473684">
            <text:p>4058</text:p>
          </table:table-cell>
          <table:table-cell table:number-columns-repeated="1019"/>
        </table:table-row>
        <table:table-row table:style-name="ro1">
          <table:table-cell office:value-type="string">
            <text:p>Mountain Hall</text:p>
          </table:table-cell>
          <table:table-cell table:formula="of:=0.3 * [.B28]" office:value-type="float" office:value="23131.5">
            <text:p>23132</text:p>
          </table:table-cell>
          <table:table-cell table:formula="of:=[.B31] / 200" office:value-type="float" office:value="115.6575">
            <text:p>116</text:p>
          </table:table-cell>
          <table:table-cell table:formula="of:=[.B31] / 55" office:value-type="float" office:value="420.572727272727">
            <text:p>421</text:p>
          </table:table-cell>
          <table:table-cell table:formula="of:=[.B31] / 3.8" office:value-type="float" office:value="6087.23684210526">
            <text:p>6087</text:p>
          </table:table-cell>
          <table:table-cell table:number-columns-repeated="1019"/>
        </table:table-row>
        <table:table-row table:style-name="ro1">
          <table:table-cell office:value-type="string">
            <text:p>Low Hornrock</text:p>
          </table:table-cell>
          <table:table-cell table:formula="of:=0.23 * [.B28]" office:value-type="float" office:value="17734.15">
            <text:p>17734</text:p>
          </table:table-cell>
          <table:table-cell table:formula="of:=[.B32] / 200" office:value-type="float" office:value="88.67075">
            <text:p>89</text:p>
          </table:table-cell>
          <table:table-cell table:formula="of:=[.B32] / 55" office:value-type="float" office:value="322.439090909091">
            <text:p>322</text:p>
          </table:table-cell>
          <table:table-cell table:formula="of:=[.B32] / 3.8" office:value-type="float" office:value="4666.88157894737">
            <text:p>4667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 office:value-type="string">
            <text:p>Noble Thieves</text:p>
          </table:table-cell>
          <table:table-cell table:style-name="Default" table:formula="of:=SUM([.B36:.B38])" office:value-type="float" office:value="25703">
            <text:p>25703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>
            <text:p>Warriors</text:p>
          </table:table-cell>
          <table:table-cell table:style-name="Default" office:value-type="string">
            <text:p>Farmer</text:p>
          </table:table-cell>
          <table:table-cell table:number-columns-repeated="1019"/>
        </table:table-row>
        <table:table-row table:style-name="ro1">
          <table:table-cell office:value-type="string">
            <text:p>Agrandica</text:p>
          </table:table-cell>
          <table:table-cell table:style-name="Default" office:value-type="float" office:value="7711">
            <text:p>7711</text:p>
          </table:table-cell>
          <table:table-cell table:style-name="Default"/>
          <table:table-cell table:formula="of:=[.B36] / 33" office:value-type="float" office:value="233.666666666667">
            <text:p>234</text:p>
          </table:table-cell>
          <table:table-cell table:formula="of:=[.B36] / 2.4" office:value-type="float" office:value="3212.91666666667">
            <text:p>3213</text:p>
          </table:table-cell>
          <table:table-cell table:number-columns-repeated="1019"/>
        </table:table-row>
        <table:table-row table:style-name="ro1">
          <table:table-cell office:value-type="string">
            <text:p>Barthalamule</text:p>
          </table:table-cell>
          <table:table-cell table:style-name="Default" office:value-type="float" office:value="8996">
            <text:p>8996</text:p>
          </table:table-cell>
          <table:table-cell table:style-name="Default"/>
          <table:table-cell table:formula="of:=[.B37] / 33" office:value-type="float" office:value="272.606060606061">
            <text:p>273</text:p>
          </table:table-cell>
          <table:table-cell table:formula="of:=[.B37] / 2.4" office:value-type="float" office:value="3748.33333333333">
            <text:p>3748</text:p>
          </table:table-cell>
          <table:table-cell table:number-columns-repeated="1019"/>
        </table:table-row>
        <table:table-row table:style-name="ro1">
          <table:table-cell office:value-type="string">
            <text:p>Cobalt</text:p>
          </table:table-cell>
          <table:table-cell table:style-name="Default" office:value-type="float" office:value="8996">
            <text:p>8996</text:p>
          </table:table-cell>
          <table:table-cell table:style-name="Default"/>
          <table:table-cell table:formula="of:=[.B38] / 33" office:value-type="float" office:value="272.606060606061">
            <text:p>273</text:p>
          </table:table-cell>
          <table:table-cell table:formula="of:=[.B38] / 2.4" office:value-type="float" office:value="3748.33333333333">
            <text:p>3748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CDP</text:p>
          </table:table-cell>
          <table:table-cell table:style-name="Default" office:value-type="float" office:value="231314">
            <text:p>231314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table:style-name="Default"/>
          <table:table-cell table:style-name="Default" office:value-type="string">
            <text:p>Baron's Agent</text:p>
          </table:table-cell>
          <table:table-cell table:style-name="Default" office:value-type="string">
            <text:p>City Guards</text:p>
          </table:table-cell>
          <table:table-cell table:style-name="Default" office:value-type="string">
            <text:p>Farmer</text:p>
          </table:table-cell>
          <table:table-cell/>
          <table:table-cell office:value-type="string">
            <text:p>The Company</text:p>
          </table:table-cell>
          <table:table-cell table:number-columns-repeated="1017"/>
        </table:table-row>
        <table:table-row table:style-name="ro1">
          <table:table-cell office:value-type="string">
            <text:p>Darnt Hillkeep</text:p>
          </table:table-cell>
          <table:table-cell table:formula="of:=0.2 * [.B40]" office:value-type="float" office:value="46262.8">
            <text:p>46263</text:p>
          </table:table-cell>
          <table:table-cell table:formula="of:=[.B42] / 250" office:value-type="float" office:value="185.0512">
            <text:p>185</text:p>
          </table:table-cell>
          <table:table-cell table:formula="of:=[.B42] / 110" office:value-type="float" office:value="420.570909090909">
            <text:p>421</text:p>
          </table:table-cell>
          <table:table-cell table:formula="of:=[.B42] / 3.2" office:value-type="float" office:value="14457.125">
            <text:p>14457</text:p>
          </table:table-cell>
          <table:table-cell table:number-columns-repeated="2"/>
          <table:table-cell table:style-name="ce3" table:formula="of:=([.B50] + [.B48] +[.B47])/115" office:value-type="float" office:value="452.570869565217">
            <text:p>453</text:p>
          </table:table-cell>
          <table:table-cell table:number-columns-repeated="1016"/>
        </table:table-row>
        <table:table-row table:style-name="ro1">
          <table:table-cell office:value-type="string">
            <text:p>Mossburg</text:p>
          </table:table-cell>
          <table:table-cell table:formula="of:=0.144 * [.B40]" office:value-type="float" office:value="33309.216">
            <text:p>33309</text:p>
          </table:table-cell>
          <table:table-cell table:formula="of:=[.B43] / 250" office:value-type="float" office:value="133.236864">
            <text:p>133</text:p>
          </table:table-cell>
          <table:table-cell table:formula="of:=[.B43] / 110" office:value-type="float" office:value="302.811054545455">
            <text:p>303</text:p>
          </table:table-cell>
          <table:table-cell table:formula="of:=[.B43] / 3.2" office:value-type="float" office:value="10409.13">
            <text:p>10409</text:p>
          </table:table-cell>
          <table:table-cell table:number-columns-repeated="1019"/>
        </table:table-row>
        <table:table-row table:style-name="ro1">
          <table:table-cell office:value-type="string">
            <text:p>Boneborn</text:p>
          </table:table-cell>
          <table:table-cell table:formula="of:=0.104 * [.B40]" office:value-type="float" office:value="24056.656">
            <text:p>24057</text:p>
          </table:table-cell>
          <table:table-cell table:formula="of:=[.B44] / 250" office:value-type="float" office:value="96.226624">
            <text:p>96</text:p>
          </table:table-cell>
          <table:table-cell table:formula="of:=[.B44] / 110" office:value-type="float" office:value="218.696872727273">
            <text:p>219</text:p>
          </table:table-cell>
          <table:table-cell table:formula="of:=[.B44] / 3.2" office:value-type="float" office:value="7517.705">
            <text:p>7518</text:p>
          </table:table-cell>
          <table:table-cell table:number-columns-repeated="1019"/>
        </table:table-row>
        <table:table-row table:style-name="ro1">
          <table:table-cell office:value-type="string">
            <text:p>Red Throne</text:p>
          </table:table-cell>
          <table:table-cell table:formula="of:=0.075 * [.B40]" office:value-type="float" office:value="17348.55">
            <text:p>17349</text:p>
          </table:table-cell>
          <table:table-cell table:formula="of:=[.B45] / 250" office:value-type="float" office:value="69.3942">
            <text:p>69</text:p>
          </table:table-cell>
          <table:table-cell table:formula="of:=[.B45] / 110" office:value-type="float" office:value="157.714090909091">
            <text:p>158</text:p>
          </table:table-cell>
          <table:table-cell table:formula="of:=[.B45] / 3.2" office:value-type="float" office:value="5421.421875">
            <text:p>5421</text:p>
          </table:table-cell>
          <table:table-cell table:number-columns-repeated="1019"/>
        </table:table-row>
        <table:table-row table:style-name="ro1">
          <table:table-cell office:value-type="string">
            <text:p>Lakeview</text:p>
          </table:table-cell>
          <table:table-cell table:formula="of:=0.075 * [.B40]" office:value-type="float" office:value="17348.55">
            <text:p>17349</text:p>
          </table:table-cell>
          <table:table-cell table:formula="of:=[.B46] / 250" office:value-type="float" office:value="69.3942">
            <text:p>69</text:p>
          </table:table-cell>
          <table:table-cell table:formula="of:=[.B46] / 110" office:value-type="float" office:value="157.714090909091">
            <text:p>158</text:p>
          </table:table-cell>
          <table:table-cell table:formula="of:=[.B46] / 3.2" office:value-type="float" office:value="5421.421875">
            <text:p>5421</text:p>
          </table:table-cell>
          <table:table-cell table:number-columns-repeated="1019"/>
        </table:table-row>
        <table:table-row table:style-name="ro1">
          <table:table-cell office:value-type="string">
            <text:p>Barkryn</text:p>
          </table:table-cell>
          <table:table-cell table:formula="of:=0.071 * [.B40]" office:value-type="float" office:value="16423.294">
            <text:p>16423</text:p>
          </table:table-cell>
          <table:table-cell table:formula="of:=[.B47] / 250" office:value-type="float" office:value="65.693176">
            <text:p>66</text:p>
          </table:table-cell>
          <table:table-cell table:formula="of:=[.B47] / 110" office:value-type="float" office:value="149.302672727273">
            <text:p>149</text:p>
          </table:table-cell>
          <table:table-cell table:formula="of:=[.B47] / 3.2" office:value-type="float" office:value="5132.279375">
            <text:p>5132</text:p>
          </table:table-cell>
          <table:table-cell table:number-columns-repeated="1019"/>
        </table:table-row>
        <table:table-row table:style-name="ro1">
          <table:table-cell office:value-type="string">
            <text:p>Beacon</text:p>
          </table:table-cell>
          <table:table-cell table:formula="of:=0.05 * [.B40]" office:value-type="float" office:value="11565.7">
            <text:p>11566</text:p>
          </table:table-cell>
          <table:table-cell table:formula="of:=[.B48] / 250" office:value-type="float" office:value="46.2628">
            <text:p>46</text:p>
          </table:table-cell>
          <table:table-cell table:formula="of:=[.B48] / 110" office:value-type="float" office:value="105.142727272727">
            <text:p>105</text:p>
          </table:table-cell>
          <table:table-cell table:formula="of:=[.B48] / 3.2" office:value-type="float" office:value="3614.28125">
            <text:p>3614</text:p>
          </table:table-cell>
          <table:table-cell table:number-columns-repeated="1019"/>
        </table:table-row>
        <table:table-row table:style-name="ro1">
          <table:table-cell office:value-type="string">
            <text:p>Zalfari</text:p>
          </table:table-cell>
          <table:table-cell table:formula="of:=0.05 * [.B40]" office:value-type="float" office:value="11565.7">
            <text:p>11566</text:p>
          </table:table-cell>
          <table:table-cell table:formula="of:=[.B49] / 250" office:value-type="float" office:value="46.2628">
            <text:p>46</text:p>
          </table:table-cell>
          <table:table-cell table:formula="of:=[.B49] / 110" office:value-type="float" office:value="105.142727272727">
            <text:p>105</text:p>
          </table:table-cell>
          <table:table-cell table:formula="of:=[.B49] / 3.2" office:value-type="float" office:value="3614.28125">
            <text:p>3614</text:p>
          </table:table-cell>
          <table:table-cell table:number-columns-repeated="1019"/>
        </table:table-row>
        <table:table-row table:style-name="ro1">
          <table:table-cell office:value-type="string">
            <text:p>Goldfield</text:p>
          </table:table-cell>
          <table:table-cell table:formula="of:=0.104 * [.B40]" office:value-type="float" office:value="24056.656">
            <text:p>24057</text:p>
          </table:table-cell>
          <table:table-cell table:formula="of:=[.B50] / 250" office:value-type="float" office:value="96.226624">
            <text:p>96</text:p>
          </table:table-cell>
          <table:table-cell table:formula="of:=[.B50] / 110" office:value-type="float" office:value="218.696872727273">
            <text:p>219</text:p>
          </table:table-cell>
          <table:table-cell table:formula="of:=[.B50] / 3.2" office:value-type="float" office:value="7517.705">
            <text:p>7518</text:p>
          </table:table-cell>
          <table:table-cell table:number-columns-repeated="1019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number:number-style style:name="N125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9">11/19/2024</text:date>, <text:time>22:3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17T14:30:20.91</meta:creation-date>
    <dc:date>2024-11-19T22:35:40.03</dc:date>
    <meta:editing-duration>PT46M51S</meta:editing-duration>
    <meta:editing-cycles>8</meta:editing-cycles>
    <meta:generator>OpenOffice/4.1.13$Win32 OpenOffice.org_project/4113m1$Build-9810</meta:generator>
    <meta:document-statistic meta:table-count="3" meta:cell-count="203" meta:object-count="0"/>
  </office:meta>
</office:document-meta>
</file>